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urier 10 Pitch" svg:font-family="'Courier 10 Pitch', Courier, monospace"/>
    <style:font-face style:name="Lohit Devanagari1" svg:font-family="'Lohit Devanagari'"/>
    <style:font-face style:name="Monaco" svg:font-family="Monaco, Consolas, 'Bitstream Vera Sans Mono', 'Courier New', Courier, monospace"/>
    <style:font-face style:name="Open Sans" svg:font-family="'Open Sans'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4146in" table:align="left"/>
    </style:style>
    <style:style style:name="Table1.A" style:family="table-column">
      <style:table-column-properties style:column-width="0.1181in"/>
    </style:style>
    <style:style style:name="Table1.B" style:family="table-column">
      <style:table-column-properties style:column-width="2.2965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use-window-font-color="true"/>
    </style:style>
    <style:style style:name="P2" style:family="paragraph" style:parent-style-name="Heading_20_4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141414" style:font-name="inherit" fo:font-size="11.25pt" fo:letter-spacing="normal" fo:language="ru" fo:country="RU" fo:font-style="normal" fo:font-weight="normal" fo:background-color="#ffff00" loext:padding="0in" loext:border="none"/>
    </style:style>
    <style:style style:name="P3" style:family="paragraph" style:parent-style-name="Heading_20_4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141414" style:font-name="inherit" fo:font-size="11.25pt" fo:letter-spacing="normal" fo:language="ru" fo:country="RU" fo:font-style="normal" fo:font-weight="normal" fo:background-color="#ffff00" style:font-name-asian="Noto Serif CJK SC" style:font-size-asian="12pt" style:font-weight-asian="bold" style:font-name-complex="Lohit Devanagari" style:font-size-complex="12pt" style:font-weight-complex="bold" loext:padding="0in" loext:border="none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use-window-font-color="true"/>
    </style:style>
    <style:style style:name="P5" style:family="paragraph" style:parent-style-name="Preformatted_20_Text">
      <loext:graphic-properties draw:fill="solid" draw:fill-color="#eeeeee" draw:opacity="100%"/>
      <style:paragraph-properties fo:margin-left="0in" fo:margin-right="0in" fo:margin-top="0in" fo:margin-bottom="0in" loext:contextual-spacing="false" fo:line-height="160%" fo:orphans="2" fo:widows="2" fo:text-indent="0in" style:auto-text-indent="false" fo:background-color="#eeeeee" fo:padding="0in" fo:border="none"/>
      <style:text-properties fo:font-variant="normal" fo:text-transform="none" fo:color="#141414" style:font-name="Courier 10 Pitch" fo:font-size="11.25pt" fo:letter-spacing="normal" fo:font-style="normal" fo:font-weight="normal" loext:padding="0in" loext:border="none"/>
    </style:style>
    <style:style style:name="P6" style:family="paragraph" style:parent-style-name="Preformatted_20_Text">
      <loext:graphic-properties draw:fill="solid" draw:fill-color="#eeeeee" draw:opacity="100%"/>
      <style:paragraph-properties fo:margin-left="0in" fo:margin-right="0in" fo:margin-top="0in" fo:margin-bottom="0in" loext:contextual-spacing="false" fo:line-height="160%" fo:orphans="2" fo:widows="2" fo:text-indent="0in" style:auto-text-indent="false" fo:background-color="#eeeeee" fo:padding="0in" fo:border="none"/>
      <style:text-properties fo:font-variant="normal" fo:text-transform="none" fo:color="#141414" style:font-name="Courier 10 Pitch" fo:font-size="11.25pt" fo:letter-spacing="normal" fo:font-style="normal" fo:font-weight="normal"/>
    </style:style>
    <style:style style:name="P7" style:family="paragraph" style:parent-style-name="Preformatted_20_Text">
      <loext:graphic-properties draw:fill="solid" draw:fill-color="#eeeeee" draw:opacity="100%"/>
      <style:paragraph-properties fo:margin-top="0in" fo:margin-bottom="0in" loext:contextual-spacing="false" fo:line-height="160%" fo:orphans="2" fo:widows="2" fo:background-color="#eeeeee" fo:padding="0in" fo:border="none"/>
      <style:text-properties fo:font-variant="normal" fo:text-transform="none" fo:color="#141414" style:font-name="Courier 10 Pitch" fo:font-size="11.25pt" fo:letter-spacing="normal" fo:font-style="normal" fo:font-weight="normal" loext:padding="0in" loext:border="none"/>
    </style:style>
    <style:style style:name="P8" style:family="paragraph" style:parent-style-name="Preformatted_20_Text">
      <loext:graphic-properties draw:fill="solid" draw:fill-color="#eeeeee" draw:opacity="100%"/>
      <style:paragraph-properties fo:margin-top="0in" fo:margin-bottom="0in" loext:contextual-spacing="false" fo:line-height="160%" fo:orphans="2" fo:widows="2" fo:background-color="#eeeeee" fo:padding="0in" fo:border="none"/>
      <style:text-properties fo:font-variant="normal" fo:text-transform="none" fo:color="#141414" style:font-name="Courier 10 Pitch" fo:font-size="11.25pt" fo:letter-spacing="normal" fo:font-style="normal" fo:font-weight="normal"/>
    </style:style>
    <style:style style:name="P9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141414" style:font-name="inherit" fo:font-size="11.25pt" fo:letter-spacing="normal" fo:language="ru" fo:country="RU" fo:font-style="normal" fo:font-weight="normal" loext:padding="0in" loext:border="none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fo:text-align="end" style:justify-single-word="false" fo:text-indent="0in" style:auto-text-indent="false"/>
      <style:text-properties fo:font-variant="normal" fo:text-transform="none" fo:color="#afafaf" style:font-name="Monaco" fo:font-style="normal" fo:font-weight="normal" fo:background-color="#ffffff" loext:padding="0in" loext:border="none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1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41414" style:font-name="inherit" fo:font-size="11.25pt" fo:letter-spacing="normal" fo:language="ru" fo:country="RU" fo:font-style="normal" fo:font-weight="normal" loext:padding="0in" loext:border="none"/>
    </style:style>
    <style:style style:name="P1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41414" fo:letter-spacing="normal" loext:padding="0in" loext:border="none"/>
    </style:style>
    <style:style style:name="P14" style:family="paragraph" style:parent-style-name="Text_20_body">
      <style:paragraph-properties fo:margin-left="0in" fo:margin-right="0in" fo:margin-top="0in" fo:margin-bottom="0.1563in" loext:contextual-spacing="false" fo:orphans="2" fo:widows="2" fo:text-indent="0in" style:auto-text-indent="false" fo:padding="0in" fo:border="none"/>
      <style:text-properties fo:font-variant="normal" fo:text-transform="none" fo:color="#141414" style:font-name="Open Sans" fo:font-size="11.25pt" fo:letter-spacing="normal" fo:font-style="normal" fo:font-weight="normal"/>
    </style:style>
    <style:style style:name="P15" style:family="paragraph" style:parent-style-name="Text_20_body">
      <style:paragraph-properties fo:margin-left="0in" fo:margin-right="0in" fo:margin-top="0in" fo:margin-bottom="0.1563in" loext:contextual-spacing="false" fo:orphans="2" fo:widows="2" fo:text-indent="0in" style:auto-text-indent="false" fo:padding="0in" fo:border="none"/>
      <style:text-properties fo:font-variant="normal" fo:text-transform="none" fo:color="#141414" style:font-name="inherit" fo:font-size="11.25pt" fo:letter-spacing="normal" fo:font-style="normal" fo:font-weight="normal" loext:padding="0in" loext:border="none"/>
    </style:style>
    <style:style style:name="P1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141414" style:font-name="inherit" fo:font-size="11.25pt" fo:letter-spacing="normal" fo:language="ru" fo:country="RU" fo:font-style="normal" fo:font-weight="normal" loext:padding="0in" loext:border="none"/>
    </style:style>
    <style:style style:name="P1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141414" style:font-name="inherit" fo:font-size="11.25pt" fo:letter-spacing="normal" fo:language="ru" fo:country="RU" fo:font-style="normal" fo:font-weight="normal" fo:background-color="#ffff00" loext:padding="0in" loext:border="none"/>
    </style:style>
    <style:style style:name="P1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141414" style:font-name="Open Sans" fo:font-size="11.25pt" fo:letter-spacing="normal" fo:font-style="normal" fo:font-weight="normal"/>
    </style:style>
    <style:style style:name="P1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141414" style:font-name="Courier 10 Pitch" fo:font-size="11.25pt" fo:letter-spacing="normal" fo:font-style="normal" fo:font-weight="normal" loext:padding="0in" loext:border="none"/>
    </style:style>
    <style:style style:name="P2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141414" style:font-name="inherit" fo:font-size="11.25pt" fo:letter-spacing="normal" fo:language="ru" fo:country="RU" fo:font-style="normal" fo:font-weight="normal" loext:padding="0in" loext:border="none"/>
    </style:style>
    <style:style style:name="P21" style:family="paragraph" style:parent-style-name="Text_20_body" style:list-style-name="L1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  <style:text-properties fo:font-variant="normal" fo:text-transform="none" fo:color="#141414" style:font-name="inherit" fo:font-size="11.25pt" fo:letter-spacing="normal" fo:font-style="normal" fo:font-weight="normal" loext:padding="0in" loext:border="none"/>
    </style:style>
    <style:style style:name="P22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141414" style:font-name="Open Sans" fo:font-size="11.25pt" fo:letter-spacing="normal" fo:font-style="normal" fo:font-weight="normal" style:font-name-asian="Open Sans" style:font-size-asian="11.25pt" style:font-style-asian="normal" style:font-weight-asian="normal" style:font-name-complex="Open Sans" style:font-size-complex="11.25pt" style:font-style-complex="normal" style:font-weight-complex="normal" loext:padding="0in" loext:border="none"/>
    </style:style>
    <style:style style:name="T1" style:family="text">
      <style:text-properties fo:font-variant="normal" fo:text-transform="none" fo:color="#000000" style:font-name="Monaco" fo:font-style="normal" fo:font-weight="normal" fo:background-color="#ffffff" loext:char-shading-value="0" loext:padding="0in" loext:border="none"/>
    </style:style>
    <style:style style:name="T2" style:family="text">
      <style:text-properties fo:font-variant="normal" fo:text-transform="none" fo:color="#afafaf" style:font-name="Monaco" fo:font-style="normal" fo:font-weight="normal" style:font-name-asian="Monaco" style:font-style-asian="normal" style:font-weight-asian="normal" style:font-name-complex="Monaco" style:font-style-complex="normal" style:font-weight-complex="normal"/>
    </style:style>
    <style:style style:name="T3" style:family="text">
      <style:text-properties fo:font-variant="normal" fo:text-transform="none" style:font-name="Monaco" fo:font-style="normal" fo:font-weight="normal" style:font-name-asian="Monaco" style:font-style-asian="normal" style:font-weight-asian="normal" style:font-name-complex="Monaco" style:font-style-complex="normal" style:font-weight-complex="normal"/>
    </style:style>
    <style:style style:name="T4" style:family="text">
      <style:text-properties fo:font-variant="normal" fo:text-transform="none" fo:color="#141414" style:font-name="inherit" fo:font-size="11.25pt" fo:letter-spacing="normal" fo:language="ru" fo:country="RU" fo:font-style="normal" fo:font-weight="normal" fo:background-color="#ffff00" loext:char-shading-value="0" loext:padding="0in" loext:border="none"/>
    </style:style>
    <style:style style:name="T5" style:family="text">
      <style:text-properties style:font-name="Open Sans" fo:font-size="15pt" fo:font-style="normal" fo:font-weight="normal"/>
    </style:style>
    <style:style style:name="T6" style:family="text">
      <style:text-properties style:font-name="inherit" fo:font-size="11.25pt" fo:font-style="normal" fo:font-weight="normal"/>
    </style:style>
    <style:style style:name="Sect1" style:family="section">
      <style:section-properties fo:background-color="#ffffff" fo:margin-left="0in" fo:margin-right="0in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4">Базовый синтаксиc</text:h>
      <text:p text:style-name="P14">Базовый синтаксис команды date представлен ниже:</text:p>
      <text:section text:style-name="Sect1" text:name="highlighter_48496">
        <table:table table:name="Table1" table:style-name="Table1">
          <table:table-column table:style-name="Table1.A"/>
          <table:table-column table:style-name="Table1.B"/>
          <table:table-row table:style-name="TableLine94836463340976">
            <table:table-cell table:style-name="Table1.A1" office:value-type="string">
              <text:p text:style-name="P10">1</text:p>
            </table:table-cell>
            <table:table-cell table:style-name="Table1.A1" office:value-type="string">
              <text:p text:style-name="P11"><text:span text:style-name="Source_20_Text"><text:span text:style-name="T1">$ date [option]… [+format]</text:span></text:span></text:p>
            </table:table-cell>
          </table:table-row>
        </table:table>
        <text:p text:style-name="P22"/>
      </text:section>
      <text:h text:style-name="P3" text:outline-level="4">Команда date без параметров</text:h>
      <text:p text:style-name="P13"> <text:span text:style-name="T6">В своей базовой форме, без каких-либо параметров команды, команда date отображает текущую дату и время, включая день недели, месяц, год, время в формате чч: мм: сс и часовой пояс, как показано ниже.</text:span></text:p>
      <text:p text:style-name="P5">$ date</text:p>
      <text:p text:style-name="P7">Tue May 11 19:46:50 +0630 2021</text:p>
      <text:p text:style-name="P7">$</text:p>
      <text:h text:style-name="P2" text:outline-level="4">Отображение даты и времени в формате UTC</text:h>
      <text:p text:style-name="P20">Чтобы отобразить время в формате UTC (всемирное координированное время), ранее называвшееся GMT (среднее время по Гринвичу), добавьте параметр -u.</text:p>
      <text:p text:style-name="P5">$ date -u</text:p>
      <text:p text:style-name="P7">Tue May 11 13:18:55 UTC 2021</text:p>
      <text:p text:style-name="P7">$</text:p>
      <text:h text:style-name="P3" text:outline-level="4">Отображение определенной даты в строковом формате</text:h>
      <text:p text:style-name="P16">Вы можете отобразить конкретную дату в строковом формате, используя параметр –date, как показано ниже.</text:p>
      <text:p text:style-name="P12">Обратите внимание, что это не влияет на дату и время вашей системы, а просто преобразует формат даты в строку.</text:p>
      <text:p text:style-name="P5">$ date --date="10/10/2021"</text:p>
      <text:p text:style-name="P7">Sun Oct 10 00:00:00 IST 2021</text:p>
      <text:p text:style-name="P7">$</text:p>
      <text:h text:style-name="P3" text:outline-level="4">Использование команды date, чтобы проверить прошлые даты</text:h>
      <text:p text:style-name="P20">Команда date также может выводить дату и время в прошлом относительно вашей текущей даты.</text:p>
      <text:p text:style-name="P20">Например, чтобы проверить дату 9 дней назад, выполните команду.</text:p>
      <text:p text:style-name="P6">$ date --date="9 days ago"</text:p>
      <text:p text:style-name="P8">Fri Apr 30 15:45:28 IST 2021</text:p>
      <text:p text:style-name="P8">$</text:p>
      <text:p text:style-name="P9">Чтобы просмотреть дату двумя неделями ранее, выполните команду:</text:p>
      <text:p text:style-name="P5">$ date --date="2 weeks ago"</text:p>
      <text:p text:style-name="P7">Sun Apr 25 15:47:11 IST 2021</text:p>
      <text:p text:style-name="P7">$</text:p>
      <text:p text:style-name="P16">Чтобы проверить дату три месяца назад, выполните:</text:p>
      <text:p text:style-name="P5">$ date --date="3 months ago"</text:p>
      <text:p text:style-name="P7">Tue Feb 9 15:47:52 IST 2021</text:p>
      <text:p text:style-name="P7">$</text:p>
      <text:p text:style-name="P12"><text:soft-page-break/>Чтобы вывести дату 3 года назад, запустите:</text:p>
      <text:p text:style-name="P5">$ date --date="3 years ago"</text:p>
      <text:p text:style-name="P7">Wed May  9 15:49:04 IST 2018</text:p>
      <text:p text:style-name="P7">$</text:p>
      <text:h text:style-name="P2" text:outline-level="4">Использование команды date, чтобы проверить будущие даты</text:h>
      <text:p text:style-name="P20">Так же, как вы можете проверять прошлые даты, команда date также позволяет отображать будущие даты.</text:p>
      <text:p text:style-name="P20">Например, чтобы узнать дату завтрашнего дня:</text:p>
      <text:p text:style-name="P6">$ date --date="tomorrow"</text:p>
      <text:p text:style-name="P8">Mon May 10 15:50:14 IST 2021</text:p>
      <text:p text:style-name="P8">$</text:p>
      <text:p text:style-name="P16">Чтобы проверить, какая дата будет ровно через неделю, запустите:</text:p>
      <text:p text:style-name="P5">$ date --date="next week"</text:p>
      <text:p text:style-name="P7">Sun May 16 15:51:03 IST 2021</text:p>
      <text:p text:style-name="P7">$</text:p>
      <text:p text:style-name="P16">Чтобы отобразить дату через две недели, выполните:</text:p>
      <text:p text:style-name="P5">$ date --date="2 weeks"</text:p>
      <text:p text:style-name="P7">Sun May 23 15:51:46 IST 2021</text:p>
      <text:p text:style-name="P7">$</text:p>
      <text:p text:style-name="P16">Чтобы отобразить дату через 4 месяца после запуска:</text:p>
      <text:p text:style-name="P5">$ date --date="4 months"</text:p>
      <text:p text:style-name="P7">Thu Sep  9 15:52:33 IST 2021</text:p>
      <text:p text:style-name="P7">$</text:p>
      <text:p text:style-name="P16">И чтобы проверить дату через 2 года, запустите:</text:p>
      <text:p text:style-name="P5">$ date --date="2 years"</text:p>
      <text:p text:style-name="P7">Tue May  9 15:53:20 IST 2023</text:p>
      <text:p text:style-name="P7">$</text:p>
      <text:h text:style-name="P2" text:outline-level="4">Параметры форматирования даты</text:h>
      <text:p text:style-name="P16">Команда date имеет множество опций, позволяющих настроить вывод даты.</text:p>
      <text:p text:style-name="P12">Ниже перечислены некоторые из доступных вариантов форматирования.</text:p>
      <text:list xml:id="list210579645" text:style-name="L1">
        <text:list-item>
          <text:p text:style-name="P21">%D – Отображение даты в формате мм / дд / гг</text:p>
        </text:list-item>
        <text:list-item>
          <text:p text:style-name="P21">%Y – Год (например, 2021 г.)</text:p>
        </text:list-item>
        <text:list-item>
          <text:p text:style-name="P21">%m – Месяц (01-12)</text:p>
        </text:list-item>
        <text:list-item>
          <text:p text:style-name="P21">%B – Название месяца в формате полной строки (например, February)</text:p>
        </text:list-item>
        <text:list-item>
          <text:p text:style-name="P21">%b –Название месяца в сокращенном строковом формате (например, Feb).</text:p>
        </text:list-item>
        <text:list-item>
          <text:p text:style-name="P21">%d – День месяца (например, 01)</text:p>
        </text:list-item>
        <text:list-item>
          <text:p text:style-name="P21">%j – День года (001-366)</text:p>
        </text:list-item>
        <text:list-item>
          <text:p text:style-name="P21">%u – День недели (1-7)</text:p>
        </text:list-item>
        <text:list-item>
          <text:p text:style-name="P21"><text:soft-page-break/>%A –День недели в формате полной строки (например, Friday)</text:p>
        </text:list-item>
        <text:list-item>
          <text:p text:style-name="P21">%a – День недели в сокращенном формате (например, Fri)</text:p>
        </text:list-item>
        <text:list-item>
          <text:p text:style-name="P21">%H – Час (00-23)</text:p>
        </text:list-item>
        <text:list-item>
          <text:p text:style-name="P21">%I – Час (01-12)</text:p>
        </text:list-item>
        <text:list-item>
          <text:p text:style-name="P21">%M – Mинута (00-59)</text:p>
        </text:list-item>
        <text:list-item>
          <text:p text:style-name="P21">%S – Секунда (00-60)</text:p>
        </text:list-item>
      </text:list>
      <text:p text:style-name="P15">Синтаксис использования опции date довольно прост:</text:p>
      <text:p text:style-name="P5">$ date “+%option”</text:p>
      <text:p text:style-name="P16">Например, чтобы вывести в формате гг / мм / дд, запустите</text:p>
      <text:p text:style-name="P5">$ date "+%Y-%m-%m"</text:p>
      <text:p text:style-name="P7">2021-05-05</text:p>
      <text:p text:style-name="P7">$</text:p>
      <text:p text:style-name="P15">Чтобы вывести день недели, месяц, год и текущее время:</text:p>
      <text:p text:style-name="P5">$ date "+%A %B %Y %T"</text:p>
      <text:p text:style-name="P7">Sunday May 2021 15:55:56</text:p>
      <text:p text:style-name="P7">$</text:p>
      <text:p text:style-name="P19"/>
      <text:p text:style-name="P17"/>
      <text:p text:style-name="P17">Команда date также позволяет вам установить дату и время.</text:p>
      <text:p text:style-name="P20">Например, чтобы установить дату и время на 25 июня 2021 года в 11:15, выполните команду:</text:p>
      <text:p text:style-name="P5">$ sudo date --set="20210625 11:15"</text:p>
      <text:p text:style-name="P7">Fri Jun 25 11:15:00 IST 2021</text:p>
      <text:p text:style-name="P7">$</text:p>
      <text:p text:style-name="P1"/>
      <text:p text:style-name="P18">Если вы хотите изменить часовой пояс, используйте команду timedatectl, пример показан ниже.</text:p>
      <text:p text:style-name="P6">$ sudo timedatectl set-timezone Asia/Kolkata</text:p>
      <text:h text:style-name="P2" text:outline-level="4"> Использование команды Date в переменной</text:h>
      <text:p text:style-name="P16">Иногда при создании скриптов мы сохраняем команду date в переменной, а затем позже создаем файл лога используя эту переменную, примеры показаны ниже.</text:p>
      <text:p text:style-name="P5">#!/bin/bash</text:p>
      <text:p text:style-name="P7">LOGFILE=/tmp/logs-$(date +%d-%m-%Y_%T)</text:p>
      <text:p text:style-name="P7">echo "##Check Cluster for Failed Resources##"  &gt;&gt; $LOGFILE</text:p>
      <text:p text:style-name="P7">crm_mon -1 -rf | grep FAILED  &gt;&gt; $LOGFILE</text:p>
      <text:p text:style-name="P7">echo -e "\n\n" &gt;&gt; $LOGFILE</text:p>
      <text:p text:style-name="P7">echo "##Check Cluster for Stopped Resources##"  &gt;&gt; $LOGFILE</text:p>
      <text:p text:style-name="P7"><text:soft-page-break/>crm_mon -1 -rf | grep -i STOPPED  &gt;&gt; $LOGFILE</text:p>
      <text:p text:style-name="P7">echo -e "\n\n" &gt;&gt; $LOGFILE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urier 10 Pitch" svg:font-family="'Courier 10 Pitch', Courier, monospace"/>
    <style:font-face style:name="Lohit Devanagari1" svg:font-family="'Lohit Devanagari'"/>
    <style:font-face style:name="Monaco" svg:font-family="Monaco, Consolas, 'Bitstream Vera Sans Mono', 'Courier New', Courier, monospace"/>
    <style:font-face style:name="Open Sans" svg:font-family="'Open Sans'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4:31:58.775626664</meta:creation-date>
    <meta:generator>LibreOffice/6.4.7.2$Linux_X86_64 LibreOffice_project/40$Build-2</meta:generator>
    <dc:date>2022-02-18T10:48:32.794124475</dc:date>
    <meta:editing-duration>PT1H20M36S</meta:editing-duration>
    <meta:editing-cycles>12</meta:editing-cycles>
    <meta:document-statistic meta:table-count="1" meta:image-count="0" meta:object-count="0" meta:page-count="4" meta:paragraph-count="104" meta:word-count="650" meta:character-count="3905" meta:non-whitespace-character-count="3363"/>
  </office:meta>
</office:document-meta>
</file>